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8.634cm"/>
    </style:style>
    <style:style style:name="co3" style:family="table-column">
      <style:table-column-properties fo:break-before="auto" style:column-width="3.376cm"/>
    </style:style>
    <style:style style:name="co4" style:family="table-column">
      <style:table-column-properties fo:break-before="auto" style:column-width="6.373cm"/>
    </style:style>
    <style:style style:name="co5" style:family="table-column">
      <style:table-column-properties fo:break-before="auto" style:column-width="4.76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74pt double #000000" style:border-line-width-bottom="0.009cm 0.009cm 0.009cm" fo:border-left="none" fo:border-right="none" fo:border-top="none"/>
    </style:style>
    <style:style style:name="ce2" style:family="table-cell" style:parent-style-name="Default">
      <style:table-cell-properties fo:border-bottom="none" fo:border-left="0.74pt solid #000000" fo:border-right="none" fo:border-top="none"/>
    </style:style>
    <style:style style:name="ce3" style:family="table-cell" style:parent-style-name="Default">
      <style:table-cell-properties fo:border-bottom="0.74pt double #000000" style:border-line-width-bottom="0.009cm 0.009cm 0.009cm" fo:border-left="0.74pt double #000000" style:border-line-width-left="0.009cm 0.009cm 0.009cm" fo:border-right="none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ce2"/>
        <table:table-column table:style-name="co4" table:default-cell-style-name="Default"/>
        <table:table-column table:style-name="co1" table:default-cell-style-name="ce2"/>
        <table:table-column table:style-name="co5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Anlage:</text:p>
          </table:table-cell>
          <table:table-cell office:value-type="string" calcext:value-type="string">
            <text:p>Automatisiertes Hochregallager 24V Circuit layout for Automated High-Bay Warehouse 24V</text:p>
          </table:table-cell>
          <table:table-cell table:number-columns-repeated="6"/>
        </table:table-row>
        <table:table-row table:style-name="ro1">
          <table:table-cell office:value-type="string" calcext:value-type="string" table:number-columns-spanned="3" table:number-rows-spanned="1">
            <text:p>Angabe Fischertechnik</text:p>
          </table:table-cell>
          <table:covered-table-cell table:number-columns-repeated="2"/>
          <table:table-cell office:value-type="string" calcext:value-type="string" table:number-columns-spanned="2" table:number-rows-spanned="1">
            <text:p>Rev-Pi</text:p>
          </table:table-cell>
          <table:covered-table-cell/>
          <table:table-cell office:value-type="string" calcext:value-type="string" table:number-columns-spanned="3" table:number-rows-spanned="1">
            <text:p>Netzteil/Verteilerblock</text:p>
          </table:table-cell>
          <table:covered-table-cell table:number-columns-repeated="2"/>
        </table:table-row>
        <table:table-row table:style-name="ro1">
          <table:table-cell table:style-name="ce1" office:value-type="string" calcext:value-type="string">
            <text:p>Klemme Nr.</text:p>
          </table:table-cell>
          <table:table-cell table:style-name="ce1" office:value-type="string" calcext:value-type="string">
            <text:p>Funktion</text:p>
          </table:table-cell>
          <table:table-cell table:style-name="ce1" office:value-type="string" calcext:value-type="string">
            <text:p>Eingang/Ausgang</text:p>
          </table:table-cell>
          <table:table-cell table:style-name="ce3" office:value-type="string" calcext:value-type="string">
            <text:p>Klemme Nr.</text:p>
          </table:table-cell>
          <table:table-cell table:style-name="ce1" office:value-type="string" calcext:value-type="string">
            <text:p>Datentyp</text:p>
          </table:table-cell>
          <table:table-cell table:style-name="ce3" office:value-type="string" calcext:value-type="string">
            <text:p>Klemme Nr.</text:p>
          </table:table-cell>
          <table:table-cell table:style-name="ce1" office:value-type="string" calcext:value-type="string">
            <text:p>Bezeichnung</text:p>
          </table:table-cell>
          <table:table-cell table:style-name="ce1" office:value-type="string" calcext:value-type="string">
            <text:p>Potential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Stromversorgung (+) Aktoren</text:p>
            <text:p>power supply (+) actuators</text:p>
          </table:table-cell>
          <table:table-cell office:value-type="string" calcext:value-type="string">
            <text:p>24V DC</text:p>
          </table:table-cell>
          <table:table-cell table:number-columns-repeated="5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Stromversorgung (+) Sensoren </text:p>
            <text:p>Power supply (+) actuators</text:p>
          </table:table-cell>
          <table:table-cell office:value-type="string" calcext:value-type="string">
            <text:p>24V DC</text:p>
          </table:table-cell>
          <table:table-cell table:number-columns-repeated="5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Stromversorgung (-) </text:p>
            <text:p>Power supply (-)</text:p>
          </table:table-cell>
          <table:table-cell office:value-type="string" calcext:value-type="string">
            <text:p>0V</text:p>
          </table:table-cell>
          <table:table-cell table:number-columns-repeated="5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Stromversorgung (-)</text:p>
            <text:p>Power supply (-)</text:p>
          </table:table-cell>
          <table:table-cell office:value-type="string" calcext:value-type="string">
            <text:p>0V</text:p>
          </table:table-cell>
          <table:table-cell table:number-columns-repeated="5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Referenztaster horizontal</text:p>
            <text:p>reference switch horizontal axis</text:p>
          </table:table-cell>
          <table:table-cell office:value-type="string" calcext:value-type="string">
            <text:p>I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olean IN 1</text:p>
          </table:table-cell>
          <table:table-cell table:number-columns-repeated="3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Lichtschranke innen </text:p>
            <text:p>Light-barrier inside </text:p>
          </table:table-cell>
          <table:table-cell office:value-type="string" calcext:value-type="string">
            <text:p>I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oolean IN 2</text:p>
          </table:table-cell>
          <table:table-cell table:number-columns-repeated="3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Lichtschranke außen </text:p>
            <text:p>Light-barrier outside </text:p>
          </table:table-cell>
          <table:table-cell office:value-type="string" calcext:value-type="string">
            <text:p>I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olean IN 3</text:p>
          </table:table-cell>
          <table:table-cell table:number-columns-repeated="3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Referenztaster vertikal </text:p>
            <text:p>Reference switch vertical axis </text:p>
          </table:table-cell>
          <table:table-cell office:value-type="string" calcext:value-type="string">
            <text:p>I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oolean IN 4</text:p>
          </table:table-cell>
          <table:table-cell table:number-columns-repeated="3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Spursensor (Signal 1, unten)</text:p>
            <text:p>trail sensor (signal 1, lower) </text:p>
          </table:table-cell>
          <table:table-cell office:value-type="string" calcext:value-type="string">
            <text:p>A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oolean IN 5</text:p>
          </table:table-cell>
          <table:table-cell table:number-columns-repeated="3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Spursensor (Signal 2, oben)</text:p>
            <text:p>trail sensor (signal 2, upper) </text:p>
          </table:table-cell>
          <table:table-cell office:value-type="string" calcext:value-type="string">
            <text:p>A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oolean IN 6</text:p>
          </table:table-cell>
          <table:table-cell table:number-columns-repeated="3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Encoder horizontal Impuls 1</text:p>
            <text:p>encoder horizontal axis impulse 1 </text:p>
          </table:table-cell>
          <table:table-cell office:value-type="string" calcext:value-type="string">
            <text:p>B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unter IN 7</text:p>
          </table:table-cell>
          <table:table-cell table:number-columns-repeated="3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Encoder horizontal Impuls 2</text:p>
            <text:p>encoder horizontal axis impulse 2</text:p>
          </table:table-cell>
          <table:table-cell office:value-type="string" calcext:value-type="string">
            <text:p>B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ounter IN 8</text:p>
          </table:table-cell>
          <table:table-cell table:number-columns-repeated="3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Encoder vertikal Impuls 1</text:p>
            <text:p>encoder vertical axis impulse 1</text:p>
          </table:table-cell>
          <table:table-cell office:value-type="string" calcext:value-type="string">
            <text:p>B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ounter IN 9</text:p>
          </table:table-cell>
          <table:table-cell table:number-columns-repeated="3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Encoder vertikal Impuls 2</text:p>
            <text:p>encoder vertical axis impulse 2</text:p>
          </table:table-cell>
          <table:table-cell office:value-type="string" calcext:value-type="string">
            <text:p>B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unter IN 10</text:p>
          </table:table-cell>
          <table:table-cell table:number-columns-repeated="3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Referenztaster Ausleger vorne</text:p>
            <text:p>reference switch cantilever front</text:p>
          </table:table-cell>
          <table:table-cell office:value-type="string" calcext:value-type="string">
            <text:p>I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oolean IN 11</text:p>
          </table:table-cell>
          <table:table-cell table:number-columns-repeated="3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Referenztaster Ausleger hinten</text:p>
            <text:p>reference switch cantilever back </text:p>
          </table:table-cell>
          <table:table-cell office:value-type="string" calcext:value-type="string">
            <text:p>I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oolean IN 12 </text:p>
          </table:table-cell>
          <table:table-cell table:number-columns-repeated="3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Motor Förderband vorwärts</text:p>
            <text:p>motor conveyor belt forward </text:p>
          </table:table-cell>
          <table:table-cell office:value-type="string" calcext:value-type="string">
            <text:p>Q1 (M1)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Boolean OUT 1</text:p>
          </table:table-cell>
          <table:table-cell table:number-columns-repeated="3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Motor Förderband rückwarts</text:p>
            <text:p>motor conveyor belt backward</text:p>
          </table:table-cell>
          <table:table-cell office:value-type="string" calcext:value-type="string">
            <text:p>Q2 (M1)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Boolean OUT 2</text:p>
          </table:table-cell>
          <table:table-cell table:number-columns-repeated="3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Motor horizontal zum Regal</text:p>
            <text:p>motor horizontal towards rack</text:p>
          </table:table-cell>
          <table:table-cell office:value-type="string" calcext:value-type="string">
            <text:p>Q3 (M2)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Boolean OUT 3</text:p>
          </table:table-cell>
          <table:table-cell table:number-columns-repeated="3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Motor horizontal zum Förderband</text:p>
            <text:p>motor horizontal towards conveyor belt</text:p>
          </table:table-cell>
          <table:table-cell office:value-type="string" calcext:value-type="string">
            <text:p>Q4 (M2)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Boolean OUT 4</text:p>
          </table:table-cell>
          <table:table-cell table:number-columns-repeated="3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Motor vertikal runter</text:p>
            <text:p>motor vertical axis downward</text:p>
          </table:table-cell>
          <table:table-cell office:value-type="string" calcext:value-type="string">
            <text:p>Q5 (M3)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Boolean OUT 5</text:p>
          </table:table-cell>
          <table:table-cell table:number-columns-repeated="3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Motor vertikal hoch</text:p>
            <text:p>motor vertical axis upward</text:p>
          </table:table-cell>
          <table:table-cell office:value-type="string" calcext:value-type="string">
            <text:p>Q6 (M3)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Boolean OUT 6</text:p>
          </table:table-cell>
          <table:table-cell table:number-columns-repeated="3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Motor Ausleger vorwärts</text:p>
            <text:p>motor cantilever forward</text:p>
          </table:table-cell>
          <table:table-cell office:value-type="string" calcext:value-type="string">
            <text:p>Q7 (M4)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Boolean OUT 7</text:p>
          </table:table-cell>
          <table:table-cell table:number-columns-repeated="3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Motor Ausleger rückwärts</text:p>
            <text:p>motor cantilever backward</text:p>
          </table:table-cell>
          <table:table-cell office:value-type="string" calcext:value-type="string">
            <text:p>Q8 (M4)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Boolean OUT 8</text:p>
          </table:table-cell>
          <table:table-cell table:number-columns-repeated="3"/>
        </table:table-row>
        <table:table-row table:style-name="ro1" table:number-rows-repeated="1048548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Unifont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Unifont" style:font-family-asian="Unifont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22">00.00.0000</text:date>, <text:time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21T15:43:09.205016022</meta:creation-date>
    <dc:date>2025-07-22T17:36:33.200100750</dc:date>
    <meta:editing-duration>P1DT1H1M28S</meta:editing-duration>
    <meta:editing-cycles>6</meta:editing-cycles>
    <meta:generator>LibreOffice/24.8.7.2$Linux_X86_64 LibreOffice_project/480$Build-2</meta:generator>
    <meta:document-statistic meta:table-count="1" meta:cell-count="125" meta:object-count="0"/>
  </office:meta>
</office:document-meta>
</file>